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" table:style-name="ta1">
        <table:shapes>
          <draw:frame draw:z-index="0" draw:style-name="gr1" draw:text-style-name="P1" svg:width="846.77pt" svg:height="338.06pt" svg:x="5.44pt" svg:y="263.54pt">
            <draw:object draw:notify-on-update-of-ranges="'queue-results'.A1:'queue-results'.A1 'queue-results'.A2:'queue-results'.A20 'queue-results'.B1:'queue-results'.B1 'queue-results'.B2:'queue-results'.B20 'queue-results'.C1:'queue-results'.C1 'queue-results'.C2:'queue-results'.C20 'queue-results'.D1:'queue-results'.D1 'queue-results'.D2:'queue-results'.D20 'queue-results'.E1:'queue-results'.E1 'queue-results'.E2:'queue-results'.E20 'queue-results'.F1:'queue-results'.F1 'queue-results'.F2:'queue-results'.F20 'queue-results'.G1:'queue-results'.G1 'queue-results'.G2:'queue-results'.G20 'queue-results'.H1:'queue-results'.H1 'queue-results'.H2:'queue-results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3940" calcext:value-type="float">
            <text:p>1793940</text:p>
          </table:table-cell>
          <table:table-cell office:value-type="float" office:value="6602750" calcext:value-type="float">
            <text:p>6602750</text:p>
          </table:table-cell>
          <table:table-cell office:value-type="float" office:value="6706910" calcext:value-type="float">
            <text:p>6706910</text:p>
          </table:table-cell>
          <table:table-cell office:value-type="float" office:value="2313020" calcext:value-type="float">
            <text:p>2313020</text:p>
          </table:table-cell>
          <table:table-cell office:value-type="float" office:value="5670770" calcext:value-type="float">
            <text:p>5670770</text:p>
          </table:table-cell>
          <table:table-cell office:value-type="float" office:value="7860960" calcext:value-type="float">
            <text:p>7860960</text:p>
          </table:table-cell>
          <table:table-cell office:value-type="float" office:value="9196110" calcext:value-type="float">
            <text:p>9196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9380" calcext:value-type="float">
            <text:p>1999380</text:p>
          </table:table-cell>
          <table:table-cell office:value-type="float" office:value="4605920" calcext:value-type="float">
            <text:p>4605920</text:p>
          </table:table-cell>
          <table:table-cell office:value-type="float" office:value="1291430" calcext:value-type="float">
            <text:p>1291430</text:p>
          </table:table-cell>
          <table:table-cell office:value-type="float" office:value="1487220" calcext:value-type="float">
            <text:p>1487220</text:p>
          </table:table-cell>
          <table:table-cell office:value-type="float" office:value="4838060" calcext:value-type="float">
            <text:p>4838060</text:p>
          </table:table-cell>
          <table:table-cell office:value-type="float" office:value="1862550" calcext:value-type="float">
            <text:p>1862550</text:p>
          </table:table-cell>
          <table:table-cell office:value-type="float" office:value="6923990" calcext:value-type="float">
            <text:p>69239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0180" calcext:value-type="float">
            <text:p>1790180</text:p>
          </table:table-cell>
          <table:table-cell office:value-type="float" office:value="3970380" calcext:value-type="float">
            <text:p>3970380</text:p>
          </table:table-cell>
          <table:table-cell office:value-type="float" office:value="2235230" calcext:value-type="float">
            <text:p>2235230</text:p>
          </table:table-cell>
          <table:table-cell office:value-type="float" office:value="1837570" calcext:value-type="float">
            <text:p>1837570</text:p>
          </table:table-cell>
          <table:table-cell office:value-type="float" office:value="4802830" calcext:value-type="float">
            <text:p>4802830</text:p>
          </table:table-cell>
          <table:table-cell office:value-type="float" office:value="2190800" calcext:value-type="float">
            <text:p>2190800</text:p>
          </table:table-cell>
          <table:table-cell office:value-type="float" office:value="5850530" calcext:value-type="float">
            <text:p>58505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2880" calcext:value-type="float">
            <text:p>1662880</text:p>
          </table:table-cell>
          <table:table-cell office:value-type="float" office:value="3632160" calcext:value-type="float">
            <text:p>3632160</text:p>
          </table:table-cell>
          <table:table-cell office:value-type="float" office:value="2900120" calcext:value-type="float">
            <text:p>2900120</text:p>
          </table:table-cell>
          <table:table-cell office:value-type="float" office:value="2728390" calcext:value-type="float">
            <text:p>2728390</text:p>
          </table:table-cell>
          <table:table-cell office:value-type="float" office:value="4719160" calcext:value-type="float">
            <text:p>4719160</text:p>
          </table:table-cell>
          <table:table-cell office:value-type="float" office:value="2562740" calcext:value-type="float">
            <text:p>2562740</text:p>
          </table:table-cell>
          <table:table-cell office:value-type="float" office:value="6276940" calcext:value-type="float">
            <text:p>62769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7710" calcext:value-type="float">
            <text:p>1617710</text:p>
          </table:table-cell>
          <table:table-cell office:value-type="float" office:value="3482250" calcext:value-type="float">
            <text:p>3482250</text:p>
          </table:table-cell>
          <table:table-cell office:value-type="float" office:value="3013980" calcext:value-type="float">
            <text:p>3013980</text:p>
          </table:table-cell>
          <table:table-cell office:value-type="float" office:value="2785540" calcext:value-type="float">
            <text:p>2785540</text:p>
          </table:table-cell>
          <table:table-cell office:value-type="float" office:value="4704040" calcext:value-type="float">
            <text:p>4704040</text:p>
          </table:table-cell>
          <table:table-cell office:value-type="float" office:value="2609820" calcext:value-type="float">
            <text:p>2609820</text:p>
          </table:table-cell>
          <table:table-cell office:value-type="float" office:value="4607610" calcext:value-type="float">
            <text:p>46076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69440" calcext:value-type="float">
            <text:p>1569440</text:p>
          </table:table-cell>
          <table:table-cell office:value-type="float" office:value="2796950" calcext:value-type="float">
            <text:p>2796950</text:p>
          </table:table-cell>
          <table:table-cell office:value-type="float" office:value="2903230" calcext:value-type="float">
            <text:p>2903230</text:p>
          </table:table-cell>
          <table:table-cell office:value-type="float" office:value="2682000" calcext:value-type="float">
            <text:p>2682000</text:p>
          </table:table-cell>
          <table:table-cell office:value-type="float" office:value="4514730" calcext:value-type="float">
            <text:p>4514730</text:p>
          </table:table-cell>
          <table:table-cell office:value-type="float" office:value="2360810" calcext:value-type="float">
            <text:p>2360810</text:p>
          </table:table-cell>
          <table:table-cell office:value-type="float" office:value="3080740" calcext:value-type="float">
            <text:p>30807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8820" calcext:value-type="float">
            <text:p>1018820</text:p>
          </table:table-cell>
          <table:table-cell office:value-type="float" office:value="2648470" calcext:value-type="float">
            <text:p>2648470</text:p>
          </table:table-cell>
          <table:table-cell office:value-type="float" office:value="2912080" calcext:value-type="float">
            <text:p>2912080</text:p>
          </table:table-cell>
          <table:table-cell office:value-type="float" office:value="2507950" calcext:value-type="float">
            <text:p>2507950</text:p>
          </table:table-cell>
          <table:table-cell office:value-type="float" office:value="4340060" calcext:value-type="float">
            <text:p>4340060</text:p>
          </table:table-cell>
          <table:table-cell office:value-type="float" office:value="2322440" calcext:value-type="float">
            <text:p>2322440</text:p>
          </table:table-cell>
          <table:table-cell office:value-type="float" office:value="3023370" calcext:value-type="float">
            <text:p>30233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87510" calcext:value-type="float">
            <text:p>887510</text:p>
          </table:table-cell>
          <table:table-cell office:value-type="float" office:value="2645370" calcext:value-type="float">
            <text:p>2645370</text:p>
          </table:table-cell>
          <table:table-cell office:value-type="float" office:value="2665730" calcext:value-type="float">
            <text:p>2665730</text:p>
          </table:table-cell>
          <table:table-cell office:value-type="float" office:value="2365540" calcext:value-type="float">
            <text:p>2365540</text:p>
          </table:table-cell>
          <table:table-cell office:value-type="float" office:value="4197580" calcext:value-type="float">
            <text:p>4197580</text:p>
          </table:table-cell>
          <table:table-cell office:value-type="float" office:value="2270590" calcext:value-type="float">
            <text:p>2270590</text:p>
          </table:table-cell>
          <table:table-cell office:value-type="float" office:value="2807670" calcext:value-type="float">
            <text:p>28076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5643" calcext:value-type="float">
            <text:p>945643</text:p>
          </table:table-cell>
          <table:table-cell office:value-type="float" office:value="2554920" calcext:value-type="float">
            <text:p>2554920</text:p>
          </table:table-cell>
          <table:table-cell office:value-type="float" office:value="2549580" calcext:value-type="float">
            <text:p>2549580</text:p>
          </table:table-cell>
          <table:table-cell office:value-type="float" office:value="2115460" calcext:value-type="float">
            <text:p>2115460</text:p>
          </table:table-cell>
          <table:table-cell office:value-type="float" office:value="4023480" calcext:value-type="float">
            <text:p>4023480</text:p>
          </table:table-cell>
          <table:table-cell office:value-type="float" office:value="2282150" calcext:value-type="float">
            <text:p>2282150</text:p>
          </table:table-cell>
          <table:table-cell office:value-type="float" office:value="2831410" calcext:value-type="float">
            <text:p>28314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3030" calcext:value-type="float">
            <text:p>953030</text:p>
          </table:table-cell>
          <table:table-cell office:value-type="float" office:value="2251920" calcext:value-type="float">
            <text:p>2251920</text:p>
          </table:table-cell>
          <table:table-cell office:value-type="float" office:value="2443620" calcext:value-type="float">
            <text:p>2443620</text:p>
          </table:table-cell>
          <table:table-cell office:value-type="float" office:value="2102760" calcext:value-type="float">
            <text:p>2102760</text:p>
          </table:table-cell>
          <table:table-cell office:value-type="float" office:value="3853730" calcext:value-type="float">
            <text:p>3853730</text:p>
          </table:table-cell>
          <table:table-cell office:value-type="float" office:value="2018760" calcext:value-type="float">
            <text:p>2018760</text:p>
          </table:table-cell>
          <table:table-cell office:value-type="float" office:value="2393200" calcext:value-type="float">
            <text:p>23932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7569" calcext:value-type="float">
            <text:p>917569</text:p>
          </table:table-cell>
          <table:table-cell office:value-type="float" office:value="2041150" calcext:value-type="float">
            <text:p>2041150</text:p>
          </table:table-cell>
          <table:table-cell office:value-type="float" office:value="2069920" calcext:value-type="float">
            <text:p>2069920</text:p>
          </table:table-cell>
          <table:table-cell office:value-type="float" office:value="2028450" calcext:value-type="float">
            <text:p>2028450</text:p>
          </table:table-cell>
          <table:table-cell office:value-type="float" office:value="3700910" calcext:value-type="float">
            <text:p>3700910</text:p>
          </table:table-cell>
          <table:table-cell office:value-type="float" office:value="2002760" calcext:value-type="float">
            <text:p>2002760</text:p>
          </table:table-cell>
          <table:table-cell office:value-type="float" office:value="2435710" calcext:value-type="float">
            <text:p>24357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21037" calcext:value-type="float">
            <text:p>821037</text:p>
          </table:table-cell>
          <table:table-cell office:value-type="float" office:value="2123810" calcext:value-type="float">
            <text:p>2123810</text:p>
          </table:table-cell>
          <table:table-cell office:value-type="float" office:value="1850150" calcext:value-type="float">
            <text:p>1850150</text:p>
          </table:table-cell>
          <table:table-cell office:value-type="float" office:value="1589100" calcext:value-type="float">
            <text:p>1589100</text:p>
          </table:table-cell>
          <table:table-cell office:value-type="float" office:value="3551320" calcext:value-type="float">
            <text:p>3551320</text:p>
          </table:table-cell>
          <table:table-cell office:value-type="float" office:value="1908020" calcext:value-type="float">
            <text:p>1908020</text:p>
          </table:table-cell>
          <table:table-cell office:value-type="float" office:value="2241910" calcext:value-type="float">
            <text:p>22419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89358" calcext:value-type="float">
            <text:p>889358</text:p>
          </table:table-cell>
          <table:table-cell office:value-type="float" office:value="1821410" calcext:value-type="float">
            <text:p>1821410</text:p>
          </table:table-cell>
          <table:table-cell office:value-type="float" office:value="1745580" calcext:value-type="float">
            <text:p>1745580</text:p>
          </table:table-cell>
          <table:table-cell office:value-type="float" office:value="1465990" calcext:value-type="float">
            <text:p>1465990</text:p>
          </table:table-cell>
          <table:table-cell office:value-type="float" office:value="3424460" calcext:value-type="float">
            <text:p>3424460</text:p>
          </table:table-cell>
          <table:table-cell office:value-type="float" office:value="1996460" calcext:value-type="float">
            <text:p>1996460</text:p>
          </table:table-cell>
          <table:table-cell office:value-type="float" office:value="2164590" calcext:value-type="float">
            <text:p>21645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61729" calcext:value-type="float">
            <text:p>761729</text:p>
          </table:table-cell>
          <table:table-cell office:value-type="float" office:value="1716500" calcext:value-type="float">
            <text:p>1716500</text:p>
          </table:table-cell>
          <table:table-cell office:value-type="float" office:value="1881020" calcext:value-type="float">
            <text:p>1881020</text:p>
          </table:table-cell>
          <table:table-cell office:value-type="float" office:value="1586920" calcext:value-type="float">
            <text:p>1586920</text:p>
          </table:table-cell>
          <table:table-cell office:value-type="float" office:value="3418460" calcext:value-type="float">
            <text:p>3418460</text:p>
          </table:table-cell>
          <table:table-cell office:value-type="float" office:value="1854670" calcext:value-type="float">
            <text:p>1854670</text:p>
          </table:table-cell>
          <table:table-cell office:value-type="float" office:value="2087030" calcext:value-type="float">
            <text:p>20870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49124" calcext:value-type="float">
            <text:p>749124</text:p>
          </table:table-cell>
          <table:table-cell office:value-type="float" office:value="1653090" calcext:value-type="float">
            <text:p>1653090</text:p>
          </table:table-cell>
          <table:table-cell office:value-type="float" office:value="1837710" calcext:value-type="float">
            <text:p>1837710</text:p>
          </table:table-cell>
          <table:table-cell office:value-type="float" office:value="1288680" calcext:value-type="float">
            <text:p>1288680</text:p>
          </table:table-cell>
          <table:table-cell office:value-type="float" office:value="3382870" calcext:value-type="float">
            <text:p>3382870</text:p>
          </table:table-cell>
          <table:table-cell office:value-type="float" office:value="1735360" calcext:value-type="float">
            <text:p>1735360</text:p>
          </table:table-cell>
          <table:table-cell office:value-type="float" office:value="2058910" calcext:value-type="float">
            <text:p>20589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3178" calcext:value-type="float">
            <text:p>633178</text:p>
          </table:table-cell>
          <table:table-cell office:value-type="float" office:value="1600560" calcext:value-type="float">
            <text:p>1600560</text:p>
          </table:table-cell>
          <table:table-cell office:value-type="float" office:value="1319170" calcext:value-type="float">
            <text:p>1319170</text:p>
          </table:table-cell>
          <table:table-cell office:value-type="float" office:value="1382890" calcext:value-type="float">
            <text:p>1382890</text:p>
          </table:table-cell>
          <table:table-cell office:value-type="float" office:value="3212350" calcext:value-type="float">
            <text:p>3212350</text:p>
          </table:table-cell>
          <table:table-cell office:value-type="float" office:value="1685980" calcext:value-type="float">
            <text:p>1685980</text:p>
          </table:table-cell>
          <table:table-cell office:value-type="float" office:value="1990880" calcext:value-type="float">
            <text:p>19908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27529" calcext:value-type="float">
            <text:p>627529</text:p>
          </table:table-cell>
          <table:table-cell office:value-type="float" office:value="1676720" calcext:value-type="float">
            <text:p>1676720</text:p>
          </table:table-cell>
          <table:table-cell office:value-type="float" office:value="1520510" calcext:value-type="float">
            <text:p>1520510</text:p>
          </table:table-cell>
          <table:table-cell office:value-type="float" office:value="1245860" calcext:value-type="float">
            <text:p>1245860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1629380" calcext:value-type="float">
            <text:p>1629380</text:p>
          </table:table-cell>
          <table:table-cell office:value-type="float" office:value="1984830" calcext:value-type="float">
            <text:p>19848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6500" calcext:value-type="float">
            <text:p>546500</text:p>
          </table:table-cell>
          <table:table-cell office:value-type="float" office:value="1543330" calcext:value-type="float">
            <text:p>1543330</text:p>
          </table:table-cell>
          <table:table-cell office:value-type="float" office:value="1522140" calcext:value-type="float">
            <text:p>1522140</text:p>
          </table:table-cell>
          <table:table-cell office:value-type="float" office:value="1165010" calcext:value-type="float">
            <text:p>1165010</text:p>
          </table:table-cell>
          <table:table-cell office:value-type="float" office:value="2883220" calcext:value-type="float">
            <text:p>2883220</text:p>
          </table:table-cell>
          <table:table-cell office:value-type="float" office:value="1414270" calcext:value-type="float">
            <text:p>1414270</text:p>
          </table:table-cell>
          <table:table-cell office:value-type="float" office:value="1935820" calcext:value-type="float">
            <text:p>19358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2181" calcext:value-type="float">
            <text:p>552181</text:p>
          </table:table-cell>
          <table:table-cell office:value-type="float" office:value="1528080" calcext:value-type="float">
            <text:p>1528080</text:p>
          </table:table-cell>
          <table:table-cell office:value-type="float" office:value="1139870" calcext:value-type="float">
            <text:p>1139870</text:p>
          </table:table-cell>
          <table:table-cell office:value-type="float" office:value="1063710" calcext:value-type="float">
            <text:p>1063710</text:p>
          </table:table-cell>
          <table:table-cell office:value-type="float" office:value="2782240" calcext:value-type="float">
            <text:p>2782240</text:p>
          </table:table-cell>
          <table:table-cell office:value-type="float" office:value="1538930" calcext:value-type="float">
            <text:p>1538930</text:p>
          </table:table-cell>
          <table:table-cell office:value-type="float" office:value="1935320" calcext:value-type="float">
            <text:p>1935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1:59:17.654029488</dc:date>
    <meta:editing-duration>PT47S</meta:editing-duration>
    <meta:editing-cycles>1</meta:editing-cycles>
    <meta:document-statistic meta:table-count="1" meta:cell-count="16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873cm" svg:height="11.927cm" xlink:href=".." xlink:type="simple" chart:class="chart:line" chart:style-name="ch1">
        <chart:legend chart:legend-position="end" svg:x="24.587cm" svg:y="3.921cm" style:legend-expansion="high" chart:style-name="ch2"/>
        <chart:plot-area chart:style-name="ch3" table:cell-range-address="'queue-results'.A1:'queue-results'.H20" chart:data-source-has-labels="row" svg:x="0.597cm" svg:y="0.238cm" svg:width="23.393cm" svg:height="11.451cm">
          <chartooo:coordinate-region svg:x="2.144cm" svg:y="0.437cm" svg:width="21.473cm" svg:height="10.6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'.A2:'queue-results'.A20" chart:label-cell-address="'queue-results'.A1:'queue-results'.A1" chart:class="chart:line">
            <chart:data-point chart:repeated="19"/>
          </chart:series>
          <chart:series chart:style-name="ch7" chart:values-cell-range-address="'queue-results'.B2:'queue-results'.B20" chart:label-cell-address="'queue-results'.B1:'queue-results'.B1" chart:class="chart:line">
            <chart:data-point chart:repeated="19"/>
          </chart:series>
          <chart:series chart:style-name="ch8" chart:values-cell-range-address="'queue-results'.C2:'queue-results'.C20" chart:label-cell-address="'queue-results'.C1:'queue-results'.C1" chart:class="chart:line">
            <chart:data-point chart:repeated="19"/>
          </chart:series>
          <chart:series chart:style-name="ch9" chart:values-cell-range-address="'queue-results'.D2:'queue-results'.D20" chart:label-cell-address="'queue-results'.D1:'queue-results'.D1" chart:class="chart:line">
            <chart:data-point chart:repeated="19"/>
          </chart:series>
          <chart:series chart:style-name="ch10" chart:values-cell-range-address="'queue-results'.E2:'queue-results'.E20" chart:label-cell-address="'queue-results'.E1:'queue-results'.E1" chart:class="chart:line">
            <chart:data-point chart:repeated="19"/>
          </chart:series>
          <chart:series chart:style-name="ch11" chart:values-cell-range-address="'queue-results'.F2:'queue-results'.F20" chart:label-cell-address="'queue-results'.F1:'queue-results'.F1" chart:class="chart:line">
            <chart:data-point chart:repeated="19"/>
          </chart:series>
          <chart:series chart:style-name="ch12" chart:values-cell-range-address="'queue-results'.G2:'queue-results'.G20" chart:label-cell-address="'queue-results'.G1:'queue-results'.G1" chart:class="chart:line">
            <chart:data-point chart:repeated="19"/>
          </chart:series>
          <chart:series chart:style-name="ch13" chart:values-cell-range-address="'queue-results'.H2:'queue-results'.H20" chart:label-cell-address="'queue-results'.H1:'queue-results'.H1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queue-results'.A1:'queue-results'.A1</svg:desc>
                </draw:g>
              </table:table-cell>
              <table:table-cell office:value-type="string">
                <text:p>lock-free queue"</text:p>
                <draw:g>
                  <svg:desc>'queue-results'.B1:'queue-results'.B1</svg:desc>
                </draw:g>
              </table:table-cell>
              <table:table-cell office:value-type="string">
                <text:p>lock-free queue with pool"</text:p>
                <draw:g>
                  <svg:desc>'queue-results'.C1:'queue-results'.C1</svg:desc>
                </draw:g>
              </table:table-cell>
              <table:table-cell office:value-type="string">
                <text:p>boost::lockfree::queue"</text:p>
                <draw:g>
                  <svg:desc>'queue-results'.D1:'queue-results'.D1</svg:desc>
                </draw:g>
              </table:table-cell>
              <table:table-cell office:value-type="string">
                <text:p>cds::container::msqueue"</text:p>
                <draw:g>
                  <svg:desc>'queue-results'.E1:'queue-results'.E1</svg:desc>
                </draw:g>
              </table:table-cell>
              <table:table-cell office:value-type="string">
                <text:p>cds::container::fcqueue"</text:p>
                <draw:g>
                  <svg:desc>'queue-results'.F1:'queue-results'.F1</svg:desc>
                </draw:g>
              </table:table-cell>
              <table:table-cell office:value-type="string">
                <text:p>std::queue with mutex"</text:p>
                <draw:g>
                  <svg:desc>'queue-results'.G1:'queue-results'.G1</svg:desc>
                </draw:g>
              </table:table-cell>
              <table:table-cell office:value-type="string">
                <text:p>std::queue with spin-lock"</text:p>
                <draw:g>
                  <svg:desc>'queue-results'.H1:'queue-result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'.A2:'queue-results'.A20</svg:desc>
                </draw:g>
              </table:table-cell>
              <table:table-cell office:value-type="float" office:value="1793940">
                <text:p>1793940</text:p>
                <draw:g>
                  <svg:desc>'queue-results'.B2:'queue-results'.B20</svg:desc>
                </draw:g>
              </table:table-cell>
              <table:table-cell office:value-type="float" office:value="6602750">
                <text:p>6602750</text:p>
                <draw:g>
                  <svg:desc>'queue-results'.C2:'queue-results'.C20</svg:desc>
                </draw:g>
              </table:table-cell>
              <table:table-cell office:value-type="float" office:value="6706910">
                <text:p>6706910</text:p>
                <draw:g>
                  <svg:desc>'queue-results'.D2:'queue-results'.D20</svg:desc>
                </draw:g>
              </table:table-cell>
              <table:table-cell office:value-type="float" office:value="2313020">
                <text:p>2313020</text:p>
                <draw:g>
                  <svg:desc>'queue-results'.E2:'queue-results'.E20</svg:desc>
                </draw:g>
              </table:table-cell>
              <table:table-cell office:value-type="float" office:value="5670770">
                <text:p>5670770</text:p>
                <draw:g>
                  <svg:desc>'queue-results'.F2:'queue-results'.F20</svg:desc>
                </draw:g>
              </table:table-cell>
              <table:table-cell office:value-type="float" office:value="7860960">
                <text:p>7860960</text:p>
                <draw:g>
                  <svg:desc>'queue-results'.G2:'queue-results'.G20</svg:desc>
                </draw:g>
              </table:table-cell>
              <table:table-cell office:value-type="float" office:value="9196110">
                <text:p>9196110</text:p>
                <draw:g>
                  <svg:desc>'queue-results'.H2:'queue-results'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99380">
                <text:p>1999380</text:p>
              </table:table-cell>
              <table:table-cell office:value-type="float" office:value="4605920">
                <text:p>4605920</text:p>
              </table:table-cell>
              <table:table-cell office:value-type="float" office:value="1291430">
                <text:p>1291430</text:p>
              </table:table-cell>
              <table:table-cell office:value-type="float" office:value="1487220">
                <text:p>1487220</text:p>
              </table:table-cell>
              <table:table-cell office:value-type="float" office:value="4838060">
                <text:p>4838060</text:p>
              </table:table-cell>
              <table:table-cell office:value-type="float" office:value="1862550">
                <text:p>1862550</text:p>
              </table:table-cell>
              <table:table-cell office:value-type="float" office:value="6923990">
                <text:p>69239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790180">
                <text:p>1790180</text:p>
              </table:table-cell>
              <table:table-cell office:value-type="float" office:value="3970380">
                <text:p>3970380</text:p>
              </table:table-cell>
              <table:table-cell office:value-type="float" office:value="2235230">
                <text:p>2235230</text:p>
              </table:table-cell>
              <table:table-cell office:value-type="float" office:value="1837570">
                <text:p>1837570</text:p>
              </table:table-cell>
              <table:table-cell office:value-type="float" office:value="4802830">
                <text:p>4802830</text:p>
              </table:table-cell>
              <table:table-cell office:value-type="float" office:value="2190800">
                <text:p>2190800</text:p>
              </table:table-cell>
              <table:table-cell office:value-type="float" office:value="5850530">
                <text:p>58505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662880">
                <text:p>1662880</text:p>
              </table:table-cell>
              <table:table-cell office:value-type="float" office:value="3632160">
                <text:p>3632160</text:p>
              </table:table-cell>
              <table:table-cell office:value-type="float" office:value="2900120">
                <text:p>2900120</text:p>
              </table:table-cell>
              <table:table-cell office:value-type="float" office:value="2728390">
                <text:p>2728390</text:p>
              </table:table-cell>
              <table:table-cell office:value-type="float" office:value="4719160">
                <text:p>4719160</text:p>
              </table:table-cell>
              <table:table-cell office:value-type="float" office:value="2562740">
                <text:p>2562740</text:p>
              </table:table-cell>
              <table:table-cell office:value-type="float" office:value="6276940">
                <text:p>62769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617710">
                <text:p>1617710</text:p>
              </table:table-cell>
              <table:table-cell office:value-type="float" office:value="3482250">
                <text:p>3482250</text:p>
              </table:table-cell>
              <table:table-cell office:value-type="float" office:value="3013980">
                <text:p>3013980</text:p>
              </table:table-cell>
              <table:table-cell office:value-type="float" office:value="2785540">
                <text:p>2785540</text:p>
              </table:table-cell>
              <table:table-cell office:value-type="float" office:value="4704040">
                <text:p>4704040</text:p>
              </table:table-cell>
              <table:table-cell office:value-type="float" office:value="2609820">
                <text:p>2609820</text:p>
              </table:table-cell>
              <table:table-cell office:value-type="float" office:value="4607610">
                <text:p>46076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569440">
                <text:p>1569440</text:p>
              </table:table-cell>
              <table:table-cell office:value-type="float" office:value="2796950">
                <text:p>2796950</text:p>
              </table:table-cell>
              <table:table-cell office:value-type="float" office:value="2903230">
                <text:p>2903230</text:p>
              </table:table-cell>
              <table:table-cell office:value-type="float" office:value="2682000">
                <text:p>2682000</text:p>
              </table:table-cell>
              <table:table-cell office:value-type="float" office:value="4514730">
                <text:p>4514730</text:p>
              </table:table-cell>
              <table:table-cell office:value-type="float" office:value="2360810">
                <text:p>2360810</text:p>
              </table:table-cell>
              <table:table-cell office:value-type="float" office:value="3080740">
                <text:p>3080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018820">
                <text:p>1018820</text:p>
              </table:table-cell>
              <table:table-cell office:value-type="float" office:value="2648470">
                <text:p>2648470</text:p>
              </table:table-cell>
              <table:table-cell office:value-type="float" office:value="2912080">
                <text:p>2912080</text:p>
              </table:table-cell>
              <table:table-cell office:value-type="float" office:value="2507950">
                <text:p>2507950</text:p>
              </table:table-cell>
              <table:table-cell office:value-type="float" office:value="4340060">
                <text:p>4340060</text:p>
              </table:table-cell>
              <table:table-cell office:value-type="float" office:value="2322440">
                <text:p>2322440</text:p>
              </table:table-cell>
              <table:table-cell office:value-type="float" office:value="3023370">
                <text:p>30233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887510">
                <text:p>887510</text:p>
              </table:table-cell>
              <table:table-cell office:value-type="float" office:value="2645370">
                <text:p>2645370</text:p>
              </table:table-cell>
              <table:table-cell office:value-type="float" office:value="2665730">
                <text:p>2665730</text:p>
              </table:table-cell>
              <table:table-cell office:value-type="float" office:value="2365540">
                <text:p>2365540</text:p>
              </table:table-cell>
              <table:table-cell office:value-type="float" office:value="4197580">
                <text:p>4197580</text:p>
              </table:table-cell>
              <table:table-cell office:value-type="float" office:value="2270590">
                <text:p>2270590</text:p>
              </table:table-cell>
              <table:table-cell office:value-type="float" office:value="2807670">
                <text:p>28076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945643">
                <text:p>945643</text:p>
              </table:table-cell>
              <table:table-cell office:value-type="float" office:value="2554920">
                <text:p>2554920</text:p>
              </table:table-cell>
              <table:table-cell office:value-type="float" office:value="2549580">
                <text:p>2549580</text:p>
              </table:table-cell>
              <table:table-cell office:value-type="float" office:value="2115460">
                <text:p>2115460</text:p>
              </table:table-cell>
              <table:table-cell office:value-type="float" office:value="4023480">
                <text:p>4023480</text:p>
              </table:table-cell>
              <table:table-cell office:value-type="float" office:value="2282150">
                <text:p>2282150</text:p>
              </table:table-cell>
              <table:table-cell office:value-type="float" office:value="2831410">
                <text:p>2831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953030">
                <text:p>953030</text:p>
              </table:table-cell>
              <table:table-cell office:value-type="float" office:value="2251920">
                <text:p>2251920</text:p>
              </table:table-cell>
              <table:table-cell office:value-type="float" office:value="2443620">
                <text:p>2443620</text:p>
              </table:table-cell>
              <table:table-cell office:value-type="float" office:value="2102760">
                <text:p>2102760</text:p>
              </table:table-cell>
              <table:table-cell office:value-type="float" office:value="3853730">
                <text:p>3853730</text:p>
              </table:table-cell>
              <table:table-cell office:value-type="float" office:value="2018760">
                <text:p>2018760</text:p>
              </table:table-cell>
              <table:table-cell office:value-type="float" office:value="2393200">
                <text:p>2393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917569">
                <text:p>917569</text:p>
              </table:table-cell>
              <table:table-cell office:value-type="float" office:value="2041150">
                <text:p>2041150</text:p>
              </table:table-cell>
              <table:table-cell office:value-type="float" office:value="2069920">
                <text:p>2069920</text:p>
              </table:table-cell>
              <table:table-cell office:value-type="float" office:value="2028450">
                <text:p>2028450</text:p>
              </table:table-cell>
              <table:table-cell office:value-type="float" office:value="3700910">
                <text:p>3700910</text:p>
              </table:table-cell>
              <table:table-cell office:value-type="float" office:value="2002760">
                <text:p>2002760</text:p>
              </table:table-cell>
              <table:table-cell office:value-type="float" office:value="2435710">
                <text:p>24357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821037">
                <text:p>821037</text:p>
              </table:table-cell>
              <table:table-cell office:value-type="float" office:value="2123810">
                <text:p>2123810</text:p>
              </table:table-cell>
              <table:table-cell office:value-type="float" office:value="1850150">
                <text:p>1850150</text:p>
              </table:table-cell>
              <table:table-cell office:value-type="float" office:value="1589100">
                <text:p>1589100</text:p>
              </table:table-cell>
              <table:table-cell office:value-type="float" office:value="3551320">
                <text:p>3551320</text:p>
              </table:table-cell>
              <table:table-cell office:value-type="float" office:value="1908020">
                <text:p>1908020</text:p>
              </table:table-cell>
              <table:table-cell office:value-type="float" office:value="2241910">
                <text:p>22419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">
                <text:p>145</text:p>
              </table:table-cell>
              <table:table-cell office:value-type="float" office:value="889358">
                <text:p>889358</text:p>
              </table:table-cell>
              <table:table-cell office:value-type="float" office:value="1821410">
                <text:p>1821410</text:p>
              </table:table-cell>
              <table:table-cell office:value-type="float" office:value="1745580">
                <text:p>1745580</text:p>
              </table:table-cell>
              <table:table-cell office:value-type="float" office:value="1465990">
                <text:p>1465990</text:p>
              </table:table-cell>
              <table:table-cell office:value-type="float" office:value="3424460">
                <text:p>3424460</text:p>
              </table:table-cell>
              <table:table-cell office:value-type="float" office:value="1996460">
                <text:p>1996460</text:p>
              </table:table-cell>
              <table:table-cell office:value-type="float" office:value="2164590">
                <text:p>21645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">
                <text:p>161</text:p>
              </table:table-cell>
              <table:table-cell office:value-type="float" office:value="761729">
                <text:p>761729</text:p>
              </table:table-cell>
              <table:table-cell office:value-type="float" office:value="1716500">
                <text:p>1716500</text:p>
              </table:table-cell>
              <table:table-cell office:value-type="float" office:value="1881020">
                <text:p>1881020</text:p>
              </table:table-cell>
              <table:table-cell office:value-type="float" office:value="1586920">
                <text:p>1586920</text:p>
              </table:table-cell>
              <table:table-cell office:value-type="float" office:value="3418460">
                <text:p>3418460</text:p>
              </table:table-cell>
              <table:table-cell office:value-type="float" office:value="1854670">
                <text:p>1854670</text:p>
              </table:table-cell>
              <table:table-cell office:value-type="float" office:value="2087030">
                <text:p>20870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749124">
                <text:p>749124</text:p>
              </table:table-cell>
              <table:table-cell office:value-type="float" office:value="1653090">
                <text:p>1653090</text:p>
              </table:table-cell>
              <table:table-cell office:value-type="float" office:value="1837710">
                <text:p>1837710</text:p>
              </table:table-cell>
              <table:table-cell office:value-type="float" office:value="1288680">
                <text:p>1288680</text:p>
              </table:table-cell>
              <table:table-cell office:value-type="float" office:value="3382870">
                <text:p>3382870</text:p>
              </table:table-cell>
              <table:table-cell office:value-type="float" office:value="1735360">
                <text:p>1735360</text:p>
              </table:table-cell>
              <table:table-cell office:value-type="float" office:value="2058910">
                <text:p>20589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633178">
                <text:p>633178</text:p>
              </table:table-cell>
              <table:table-cell office:value-type="float" office:value="1600560">
                <text:p>1600560</text:p>
              </table:table-cell>
              <table:table-cell office:value-type="float" office:value="1319170">
                <text:p>1319170</text:p>
              </table:table-cell>
              <table:table-cell office:value-type="float" office:value="1382890">
                <text:p>1382890</text:p>
              </table:table-cell>
              <table:table-cell office:value-type="float" office:value="3212350">
                <text:p>3212350</text:p>
              </table:table-cell>
              <table:table-cell office:value-type="float" office:value="1685980">
                <text:p>1685980</text:p>
              </table:table-cell>
              <table:table-cell office:value-type="float" office:value="1990880">
                <text:p>1990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">
                <text:p>209</text:p>
              </table:table-cell>
              <table:table-cell office:value-type="float" office:value="627529">
                <text:p>627529</text:p>
              </table:table-cell>
              <table:table-cell office:value-type="float" office:value="1676720">
                <text:p>1676720</text:p>
              </table:table-cell>
              <table:table-cell office:value-type="float" office:value="1520510">
                <text:p>1520510</text:p>
              </table:table-cell>
              <table:table-cell office:value-type="float" office:value="1245860">
                <text:p>1245860</text:p>
              </table:table-cell>
              <table:table-cell office:value-type="float" office:value="3072000">
                <text:p>3072000</text:p>
              </table:table-cell>
              <table:table-cell office:value-type="float" office:value="1629380">
                <text:p>1629380</text:p>
              </table:table-cell>
              <table:table-cell office:value-type="float" office:value="1984830">
                <text:p>19848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">
                <text:p>225</text:p>
              </table:table-cell>
              <table:table-cell office:value-type="float" office:value="546500">
                <text:p>546500</text:p>
              </table:table-cell>
              <table:table-cell office:value-type="float" office:value="1543330">
                <text:p>1543330</text:p>
              </table:table-cell>
              <table:table-cell office:value-type="float" office:value="1522140">
                <text:p>1522140</text:p>
              </table:table-cell>
              <table:table-cell office:value-type="float" office:value="1165010">
                <text:p>1165010</text:p>
              </table:table-cell>
              <table:table-cell office:value-type="float" office:value="2883220">
                <text:p>2883220</text:p>
              </table:table-cell>
              <table:table-cell office:value-type="float" office:value="1414270">
                <text:p>1414270</text:p>
              </table:table-cell>
              <table:table-cell office:value-type="float" office:value="1935820">
                <text:p>19358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">
                <text:p>241</text:p>
              </table:table-cell>
              <table:table-cell office:value-type="float" office:value="552181">
                <text:p>552181</text:p>
              </table:table-cell>
              <table:table-cell office:value-type="float" office:value="1528080">
                <text:p>1528080</text:p>
              </table:table-cell>
              <table:table-cell office:value-type="float" office:value="1139870">
                <text:p>1139870</text:p>
              </table:table-cell>
              <table:table-cell office:value-type="float" office:value="1063710">
                <text:p>1063710</text:p>
              </table:table-cell>
              <table:table-cell office:value-type="float" office:value="2782240">
                <text:p>2782240</text:p>
              </table:table-cell>
              <table:table-cell office:value-type="float" office:value="1538930">
                <text:p>1538930</text:p>
              </table:table-cell>
              <table:table-cell office:value-type="float" office:value="1935320">
                <text:p>1935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